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2pt" fo:font-weight="normal" officeooo:rsid="002ef893" officeooo:paragraph-rsid="0033533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 fo:break-before="pag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fo:font-size="12pt" fo:font-weight="normal" officeooo:rsid="0006b66a" style:font-size-asian="10.5pt" style:font-weight-asian="normal" style:font-size-complex="12pt" style:font-weight-complex="normal"/>
    </style:style>
    <style:style style:name="T6" style:family="text">
      <style:text-properties officeooo:rsid="00335337"/>
    </style:style>
    <style:style style:name="T7" style:family="text">
      <style:text-properties officeooo:rsid="00352c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"/>
      <text:p text:style-name="P4">Presentació assignatura</text:p>
      <text:p text:style-name="P6">Comentem web assignatura</text:p>
      <text:p text:style-name="P8">Comentem unitats </text:p>
      <text:list xml:id="list6153496647289495181" text:style-name="L1">
        <text:list-item>
          <text:p text:style-name="P9"><text:a xlink:type="simple" xlink:href="https://paulinoposada.github.io/web_e/web_e_2425/documents/apunts/unitat_1_ley_ohm/e_apunts_ud_1_1_gs.pdf">1.1 Circuit elèctric</text:a></text:p>
        </text:list-item>
        <text:list-item>
          <text:p text:style-name="P9"><text:a xlink:type="simple" xlink:href="https://paulinoposada.github.io/web_e/web_e_2425/documents/apunts/unitat_1_ley_ohm/e_apunts_ud_1_2_gs.pdf">1.2 Llei d'ohm</text:a></text:p>
        </text:list-item>
        <text:list-item>
          <text:p text:style-name="P9"><text:a xlink:type="simple" xlink:href="https://paulinoposada.github.io/web_e/web_e_2425/documents/apunts/unitat_2_seguridad/e_apunts_ud_2_1_gs.pdf">2 Seguretat</text:a></text:p>
        </text:list-item>
        <text:list-item>
          <text:p text:style-name="P9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2">Comentem <text:a xlink:type="simple" xlink:href="https://paulinoposada.github.io/web_e/documents/practica_00_e.pdf">pràctica 0</text:a></text:p>
        </text:list-item>
      </text:list>
      <text:p text:style-name="P6"/>
      <text:p text:style-name="P6"/>
      <text:p text:style-name="P3">Di<text:span text:style-name="T3">jous</text:span><text:tab/><text:tab/><text:tab/><text:tab/>2<text:span text:style-name="T3">6</text:span>/09/2<text:span text:style-name="T1">4</text:span></text:p>
      <text:p text:style-name="P5"/>
      <text:p text:style-name="P7">Comentem </text:p>
      <text:list xml:id="list5608092380306604909" text:style-name="L2">
        <text:list-item>
          <text:p text:style-name="P13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0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3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0"/>
      <text:p text:style-name="P10"/>
      <text:p text:style-name="P24">Di<text:span text:style-name="T6">vendres</text:span><text:tab/><text:tab/><text:tab/>2<text:span text:style-name="T6">7</text:span>/09/2<text:span text:style-name="T1">4</text:span></text:p>
      <text:p text:style-name="P22"/>
      <text:p text:style-name="P23">Comentem </text:p>
      <text:list xml:id="list145655283571253" text:continue-numbering="true" text:style-name="L2">
        <text:list-item>
          <text:p text:style-name="P14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24">Di<text:span text:style-name="T2">mecres</text:span><text:tab/><text:tab/><text:tab/><text:span text:style-name="T6">02</text:span>/<text:span text:style-name="T6">10</text:span>/2<text:span text:style-name="T1">4</text:span></text:p>
      <text:p text:style-name="P22"/>
      <text:p text:style-name="P11">Comentem <text:s/></text:p>
      <text:list xml:id="list145655748655022" text:continue-list="list6153496647289495181" text:style-name="L1">
        <text:list-item>
          <text:p text:style-name="P18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19">Programa de simulació Cade Simu</text:p>
        </text:list-item>
      </text:list>
      <text:p text:style-name="P23"/>
      <text:p text:style-name="P23"/>
      <text:p text:style-name="P24">Di<text:span text:style-name="T3">jous</text:span><text:tab/><text:tab/><text:tab/><text:tab/><text:span text:style-name="T7">03</text:span>/<text:span text:style-name="T7">10</text:span>/2<text:span text:style-name="T1">4</text:span></text:p>
      <text:p text:style-name="P22"/>
      <text:p text:style-name="P23">Comentem </text:p>
      <text:list xml:id="list277793115022174392" text:style-name="L3">
        <text:list-item>
          <text:p text:style-name="P17"><text:a xlink:type="simple" xlink:href="https://paulinoposada.github.io/web_e/web_e_2425/documents/apunts/unitat_4_analisis_redes/e_apunts_ud_4_gs.pdf">Unitat 4</text:a>, <text:span text:style-name="T4">arribat fins pàg. </text:span></text:p>
        </text:list-item>
        <text:list-item>
          <text:p text:style-name="P17">Programa de simulació Cade Simu</text:p>
          <text:p text:style-name="P17"><text:span text:style-name="T4"><text:s/></text:span></text:p>
        </text:list-item>
      </text:list>
      <text:p text:style-name="P11"/>
      <text:p text:style-name="P11"/>
      <text:p text:style-name="P24">Di<text:span text:style-name="T6">vendres</text:span><text:tab/><text:tab/><text:tab/><text:span text:style-name="T7">04</text:span>/<text:span text:style-name="T7">10</text:span>/2<text:span text:style-name="T1">4</text:span></text:p>
      <text:p text:style-name="P22"/>
      <text:p text:style-name="P23">Comentem </text:p>
      <text:list xml:id="list145655296422398" text:continue-numbering="true" text:style-name="L3">
        <text:list-item>
          <text:p text:style-name="P16"><text:soft-page-break/>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8T14:56:54.619687176</dc:date>
    <meta:editing-duration>PT1H26M57S</meta:editing-duration>
    <meta:editing-cycles>51</meta:editing-cycles>
    <meta:document-statistic meta:table-count="0" meta:image-count="0" meta:object-count="0" meta:page-count="3" meta:paragraph-count="30" meta:word-count="119" meta:character-count="781" meta:non-whitespace-character-count="678"/>
  </office:meta>
</office:document-meta>
</file>